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gi-1.2b1" svg:font-family="Gargi-1.2b"/>
    <style:font-face style:name="Arial1" svg:font-family="Arial" style:font-family-generic="swiss"/>
    <style:font-face style:name="Open Sans" svg:font-family="'Open Sans'" style:font-family-generic="swiss"/>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automatic-styles>
    <style:style style:name="P1" style:family="paragraph" style:parent-style-name="Standard">
      <style:paragraph-properties fo:line-height="200%"/>
      <style:text-properties officeooo:rsid="00044a15"/>
    </style:style>
    <style:style style:name="P2" style:family="paragraph" style:parent-style-name="Standard">
      <style:paragraph-properties fo:line-height="200%"/>
      <style:text-properties officeooo:rsid="00044a15" officeooo:paragraph-rsid="00044a15"/>
    </style:style>
    <style:style style:name="P3" style:family="paragraph" style:parent-style-name="Standard">
      <style:paragraph-properties fo:line-height="200%" fo:text-align="center" style:justify-single-word="false"/>
      <style:text-properties fo:font-weight="bold" officeooo:rsid="00044a15" officeooo:paragraph-rsid="00044a15" style:font-weight-asian="bold" style:font-weight-complex="bold"/>
    </style:style>
    <style:style style:name="P4" style:family="paragraph" style:parent-style-name="Standard">
      <style:paragraph-properties fo:line-height="200%" fo:text-align="start" style:justify-single-word="false"/>
      <style:text-properties fo:font-weight="normal" officeooo:rsid="00044a15" officeooo:paragraph-rsid="00044a15" style:font-weight-asian="normal" style:font-weight-complex="normal"/>
    </style:style>
    <style:style style:name="P5" style:family="paragraph" style:parent-style-name="Standard">
      <style:paragraph-properties fo:line-height="200%" fo:text-align="start" style:justify-single-word="false"/>
      <style:text-properties fo:font-weight="normal" officeooo:rsid="00044a15" officeooo:paragraph-rsid="00044a15" style:font-weight-asian="normal" style:font-weight-complex="normal"/>
    </style:style>
    <style:style style:name="P6" style:family="paragraph" style:parent-style-name="Standard">
      <style:paragraph-properties fo:line-height="200%" fo:text-align="start" style:justify-single-word="false"/>
      <style:text-properties fo:font-weight="normal" officeooo:rsid="000644a5" officeooo:paragraph-rsid="000644a5" style:font-weight-asian="normal" style:font-weight-complex="normal"/>
    </style:style>
    <style:style style:name="P7" style:family="paragraph" style:parent-style-name="Standard">
      <style:paragraph-properties fo:line-height="200%" fo:text-align="start" style:justify-single-word="false"/>
      <style:text-properties fo:font-weight="normal" officeooo:rsid="0007823c" officeooo:paragraph-rsid="0007823c" style:font-weight-asian="normal" style:font-weight-complex="normal"/>
    </style:style>
    <style:style style:name="T1" style:family="text">
      <style:text-properties officeooo:rsid="000644a5"/>
    </style:style>
    <style:style style:name="T2" style:family="text">
      <style:text-properties officeooo:rsid="0007823c"/>
    </style:style>
    <style:style style:name="T3" style:family="text">
      <style:text-properties officeooo:rsid="00078f4a"/>
    </style:style>
    <style:style style:name="T4" style:family="text">
      <style:text-properties officeooo:rsid="0007976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sse Evers</text:p>
      <text:p text:style-name="P2">Period 1</text:p>
      <text:p text:style-name="P2">Ms. Keefe</text:p>
      <text:p text:style-name="P2">10/30/14</text:p>
      <text:p text:style-name="P3">Quadratics Wrap-Up Reflection</text:p>
      <text:p text:style-name="P4"><text:tab/>This problem has helped me deepen my understanding of the concepts in the Quadratics unit by showing how quadratics can be applied in real life situations. It has also helped me understand how to model quadratic equations and how, in a real life situation, each term in the quadratic can represent a specific part of a situation.</text:p>
      <text:p text:style-name="P4"><text:tab/>My strengths in this project were that I understood the material well and felt that I was able to apply the skills I had learned without too much difficulty. My weaknesses were that I had some trouble with drawing the graph accurately, <text:span text:style-name="T1">and I had a hard time explaining my work and algebraic process.</text:span></text:p>
      <text:p text:style-name="P6"><text:span text:style-name="T2"><text:tab/>I felt that this was a more interesting/engaging problem than the Linear Programming problem was. </text:span>I think that I did better on this assignment than I did on the Linear Programming assignment, and have improved at explaining my work/process. </text:p>
      <text:p text:style-name="P7"><text:tab/>I feel that this was an effective assignment for demonstrating my mathetical understanding of quadratics, <text:span text:style-name="T3">because it brought many different concepts that were introduced during the unit into play. I also think </text:span>that it was better for assessing understanding of the unit than the Linear Programming problem was. </text:p>
      <text:p text:style-name="P7"><text:tab/><text:span text:style-name="T4">I would not have it be a requirement for the mathematical process itself to be typed, as it takes a very long time and I don't think that simply replicating what you have already done increases your comprehension/understanding at a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argi-1.2b1" svg:font-family="Gargi-1.2b"/>
    <style:font-face style:name="Arial1" svg:font-family="Arial" style:font-family-generic="swiss"/>
    <style:font-face style:name="Open Sans" svg:font-family="'Open Sans'" style:font-family-generic="swiss"/>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ource Han Sans Normal" style:font-family-asian="'Source Han Sans Normal'"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1" fo:font-family="Arial" style:font-family-generic="swiss" fo:font-size="12pt" style:font-size-asian="12pt" style:font-name-complex="Gargi-1.2b1" style:font-family-complex="Gargi-1.2b"/>
    </style:style>
    <style:style style:name="Caption" style:family="paragraph" style:parent-style-name="Standard" style:class="extra">
      <style:paragraph-properties fo:margin-top="0.0835in" fo:margin-bottom="0.0835in" loext:contextual-spacing="false" text:number-lines="false" text:line-number="0"/>
      <style:text-properties style:font-name="Arial1" fo:font-family="Arial" style:font-family-generic="swis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family-generic="swiss" fo:font-size="12pt" style:font-size-asian="12pt" style:font-name-complex="Gargi-1.2b1" style:font-family-complex="Gargi-1.2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0T07:00:37.524202395</meta:creation-date>
    <dc:date>2014-10-30T07:24:03.758815808</dc:date>
    <meta:editing-duration>PT21M55S</meta:editing-duration>
    <meta:editing-cycles>7</meta:editing-cycles>
    <meta:generator>LibreOffice/4.3.2.2.0$Linux_X86_64 LibreOffice_project/430m0$Build-2</meta:generator>
    <meta:document-statistic meta:table-count="0" meta:image-count="0" meta:object-count="0" meta:page-count="1" meta:paragraph-count="10" meta:word-count="248" meta:character-count="1483" meta:non-whitespace-character-count="1238"/>
  </office:meta>
</office:document-meta>
</file>